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fill="none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solid" draw:fill-color="#198a8a" draw:textarea-horizontal-align="center" draw:textarea-vertical-align="middle"/>
    </style:style>
    <style:style style:name="gr8" style:family="graphic" style:parent-style-name="standard">
      <style:graphic-properties draw:stroke="none" draw:fill="none" draw:fill-color="#ffffff" fo:min-height="0.476cm"/>
    </style:style>
    <style:style style:name="gr9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0" style:family="graphic" style:parent-style-name="objectwithoutfill">
      <style:graphic-properties draw:stroke="dash" draw:stroke-dash="Ultrafine_20_Dashed" draw:marker-end="Arrow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2pt"/>
    </style:style>
    <style:style style:name="P4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4.5cm" svg:height="0.5cm" svg:x="1.556cm" svg:y="2.143cm">
          <text:p text:style-name="P2"/>
        </draw:rect>
        <draw:rect draw:style-name="gr2" draw:text-style-name="P1" draw:layer="layout" svg:width="4.5cm" svg:height="0.5cm" svg:x="6.056cm" svg:y="2.143cm">
          <text:p text:style-name="P2"/>
        </draw:rect>
        <draw:rect draw:style-name="gr2" draw:text-style-name="P1" draw:layer="layout" svg:width="4.5cm" svg:height="0.5cm" svg:x="10.556cm" svg:y="2.143cm">
          <text:p text:style-name="P2"/>
        </draw:rect>
        <draw:rect draw:style-name="gr1" draw:text-style-name="P1" draw:layer="layout" svg:width="4.5cm" svg:height="0.5cm" svg:x="15.056cm" svg:y="2.143cm">
          <text:p text:style-name="P2"/>
        </draw:rect>
        <draw:rect draw:style-name="gr1" draw:text-style-name="P1" draw:layer="layout" svg:width="2.5cm" svg:height="0.5cm" svg:x="6.056cm" svg:y="2.143cm">
          <text:p text:style-name="P2"/>
        </draw:rect>
        <draw:frame draw:style-name="gr3" draw:text-style-name="P3" draw:layer="layout" svg:width="1.895cm" svg:height="0.882cm" svg:x="2.161cm" svg:y="1.418cm">
          <draw:text-box>
            <text:p text:style-name="P2"><text:span text:style-name="T1">Block 0</text:span></text:p>
          </draw:text-box>
        </draw:frame>
        <draw:frame draw:style-name="gr3" draw:text-style-name="P3" draw:layer="layout" svg:width="1.895cm" svg:height="0.882cm" svg:x="6.556cm" svg:y="1.418cm">
          <draw:text-box>
            <text:p text:style-name="P2"><text:span text:style-name="T1">Block 1</text:span></text:p>
          </draw:text-box>
        </draw:frame>
        <draw:frame draw:style-name="gr3" draw:text-style-name="P3" draw:layer="layout" svg:width="1.895cm" svg:height="0.882cm" svg:x="11.056cm" svg:y="1.418cm">
          <draw:text-box>
            <text:p text:style-name="P2"><text:span text:style-name="T1">Block 2</text:span></text:p>
          </draw:text-box>
        </draw:frame>
        <draw:frame draw:style-name="gr3" draw:text-style-name="P3" draw:layer="layout" svg:width="1.895cm" svg:height="0.882cm" svg:x="15.556cm" svg:y="1.418cm">
          <draw:text-box>
            <text:p text:style-name="P2"><text:span text:style-name="T1">Block 3</text:span></text:p>
          </draw:text-box>
        </draw:frame>
        <draw:frame draw:style-name="gr3" draw:text-style-name="P3" draw:layer="layout" svg:width="1.848cm" svg:height="0.882cm" svg:x="16.056cm" svg:y="3.918cm">
          <draw:text-box>
            <text:p text:style-name="P2"><text:span text:style-name="T1">Bottom</text:span></text:p>
          </draw:text-box>
        </draw:frame>
        <draw:frame draw:style-name="gr3" draw:text-style-name="P3" draw:layer="layout" svg:width="1.916cm" svg:height="0.882cm" svg:x="5.14cm" svg:y="3.418cm">
          <draw:text-box>
            <text:p text:style-name="P2"><text:span text:style-name="T1">Current</text:span></text:p>
          </draw:text-box>
        </draw:frame>
        <draw:path draw:style-name="gr4" draw:text-style-name="P4" draw:layer="layout" svg:width="1.062cm" svg:height="1.5cm" svg:x="14.998cm" svg:y="2.643cm" svg:viewBox="0 0 1063 1501" svg:d="m1062 1500c-1500-500-1000-1500-1000-1500">
          <text:p text:style-name="P2"/>
        </draw:path>
        <draw:path draw:style-name="gr4" draw:text-style-name="P4" draw:layer="layout" svg:width="1.5cm" svg:height="1cm" svg:x="7.056cm" svg:y="2.643cm" svg:viewBox="0 0 1501 1001" svg:d="m0 1000c1000 0 1500-1000 1500-1000">
          <text:p text:style-name="P2"/>
        </draw:path>
        <draw:line draw:style-name="gr5" draw:text-style-name="P1" draw:layer="layout" svg:x1="6.985cm" svg:y1="0.679cm" svg:x2="6.985cm" svg:y2="3.179cm">
          <text:p text:style-name="P2"/>
        </draw:line>
        <draw:line draw:style-name="gr5" draw:text-style-name="P1" draw:layer="layout" svg:x1="9.556cm" svg:y1="0.5cm" svg:x2="9.556cm" svg:y2="3.143cm">
          <text:p text:style-name="P2"/>
        </draw:line>
        <draw:frame draw:style-name="gr3" draw:text-style-name="P3" draw:layer="layout" svg:width="2.923cm" svg:height="0.882cm" svg:x="4.056cm" svg:y="0.643cm">
          <draw:text-box>
            <text:p text:style-name="P2"><text:span text:style-name="T1">minFillFactor</text:span></text:p>
          </draw:text-box>
        </draw:frame>
        <draw:frame draw:style-name="gr3" draw:text-style-name="P3" draw:layer="layout" svg:width="3.042cm" svg:height="0.882cm" svg:x="9.628cm" svg:y="0.644cm">
          <draw:text-box>
            <text:p text:style-name="P2"><text:span text:style-name="T1">maxFillFactor</text:span></text:p>
          </draw:text-box>
        </draw:frame>
        <draw:rect draw:style-name="gr1" draw:text-style-name="P1" draw:layer="layout" svg:width="4.5cm" svg:height="0.5cm" svg:x="1.556cm" svg:y="6.786cm">
          <text:p text:style-name="P2"/>
        </draw:rect>
        <draw:rect draw:style-name="gr2" draw:text-style-name="P1" draw:layer="layout" svg:width="4.5cm" svg:height="0.5cm" svg:x="6.056cm" svg:y="6.786cm">
          <text:p text:style-name="P2"/>
        </draw:rect>
        <draw:rect draw:style-name="gr2" draw:text-style-name="P1" draw:layer="layout" svg:width="4.5cm" svg:height="0.5cm" svg:x="10.556cm" svg:y="6.786cm">
          <text:p text:style-name="P2"/>
        </draw:rect>
        <draw:rect draw:style-name="gr1" draw:text-style-name="P1" draw:layer="layout" svg:width="4.5cm" svg:height="0.5cm" svg:x="15.056cm" svg:y="6.786cm">
          <text:p text:style-name="P2"/>
        </draw:rect>
        <draw:rect draw:style-name="gr1" draw:text-style-name="P1" draw:layer="layout" svg:width="1.188cm" svg:height="0.5cm" svg:x="6.056cm" svg:y="6.786cm">
          <text:p text:style-name="P2"/>
        </draw:rect>
        <draw:frame draw:style-name="gr3" draw:text-style-name="P3" draw:layer="layout" svg:width="1.895cm" svg:height="0.882cm" svg:x="2.161cm" svg:y="6.061cm">
          <draw:text-box>
            <text:p text:style-name="P2"><text:span text:style-name="T1">Block 0</text:span></text:p>
          </draw:text-box>
        </draw:frame>
        <draw:frame draw:style-name="gr3" draw:text-style-name="P3" draw:layer="layout" svg:width="1.895cm" svg:height="0.882cm" svg:x="6.556cm" svg:y="6.061cm">
          <draw:text-box>
            <text:p text:style-name="P2"><text:span text:style-name="T1">Block 1</text:span></text:p>
          </draw:text-box>
        </draw:frame>
        <draw:frame draw:style-name="gr3" draw:text-style-name="P3" draw:layer="layout" svg:width="1.895cm" svg:height="0.882cm" svg:x="11.056cm" svg:y="6.061cm">
          <draw:text-box>
            <text:p text:style-name="P2"><text:span text:style-name="T1">Block 2</text:span></text:p>
          </draw:text-box>
        </draw:frame>
        <draw:frame draw:style-name="gr3" draw:text-style-name="P3" draw:layer="layout" svg:width="1.895cm" svg:height="0.882cm" svg:x="15.556cm" svg:y="6.061cm">
          <draw:text-box>
            <text:p text:style-name="P2"><text:span text:style-name="T1">Block 3</text:span></text:p>
          </draw:text-box>
        </draw:frame>
        <draw:frame draw:style-name="gr3" draw:text-style-name="P3" draw:layer="layout" svg:width="1.848cm" svg:height="0.882cm" svg:x="15.056cm" svg:y="8.918cm">
          <draw:text-box>
            <text:p text:style-name="P2"><text:span text:style-name="T1">Bottom</text:span></text:p>
          </draw:text-box>
        </draw:frame>
        <draw:path draw:style-name="gr4" draw:text-style-name="P4" draw:layer="layout" svg:width="0.667cm" svg:height="1.857cm" svg:x="14.39cm" svg:y="7.286cm" svg:viewBox="0 0 668 1858" svg:d="m666 1857c-1500-500 1-1857 1-1857">
          <text:p text:style-name="P2"/>
        </draw:path>
        <draw:line draw:style-name="gr5" draw:text-style-name="P1" draw:layer="layout" svg:x1="6.985cm" svg:y1="5.322cm" svg:x2="6.985cm" svg:y2="7.822cm">
          <text:p text:style-name="P2"/>
        </draw:line>
        <draw:line draw:style-name="gr5" draw:text-style-name="P1" draw:layer="layout" svg:x1="9.556cm" svg:y1="5.143cm" svg:x2="9.556cm" svg:y2="7.786cm">
          <text:p text:style-name="P2"/>
        </draw:line>
        <draw:frame draw:style-name="gr3" draw:text-style-name="P3" draw:layer="layout" svg:width="2.923cm" svg:height="0.882cm" svg:x="4.056cm" svg:y="5.286cm">
          <draw:text-box>
            <text:p text:style-name="P2"><text:span text:style-name="T1">minFillFactor</text:span></text:p>
          </draw:text-box>
        </draw:frame>
        <draw:frame draw:style-name="gr3" draw:text-style-name="P3" draw:layer="layout" svg:width="3.042cm" svg:height="0.882cm" svg:x="9.628cm" svg:y="5.287cm">
          <draw:text-box>
            <text:p text:style-name="P2"><text:span text:style-name="T1">maxFillFactor</text:span></text:p>
          </draw:text-box>
        </draw:frame>
        <draw:line draw:style-name="gr6" draw:text-style-name="P1" draw:layer="layout" svg:x1="7.556cm" svg:y1="7.143cm" svg:x2="6.556cm" svg:y2="7.143cm">
          <text:p text:style-name="P2"/>
        </draw:line>
        <draw:rect draw:style-name="gr7" draw:text-style-name="P1" draw:layer="layout" svg:width="4.5cm" svg:height="0.5cm" svg:x="8.369cm" svg:y="9.144cm">
          <text:p text:style-name="P2"/>
        </draw:rect>
        <draw:line draw:style-name="gr6" draw:text-style-name="P1" draw:layer="layout" svg:x1="11.056cm" svg:y1="9.143cm" svg:x2="12.056cm" svg:y2="7.143cm">
          <text:p text:style-name="P2"/>
        </draw:line>
        <draw:frame draw:style-name="gr8" draw:text-style-name="P2" draw:layer="layout" svg:width="4.668cm" svg:height="0.882cm" svg:x="8.201cm" svg:y="8.418cm">
          <draw:text-box>
            <text:p text:style-name="P2"><text:span text:style-name="T1">Loaded from swap file</text:span></text:p>
          </draw:text-box>
        </draw:frame>
        <draw:rect draw:style-name="gr1" draw:text-style-name="P1" draw:layer="layout" svg:width="4.5cm" svg:height="0.5cm" svg:x="1.556cm" svg:y="12.643cm">
          <text:p text:style-name="P2"/>
        </draw:rect>
        <draw:rect draw:style-name="gr2" draw:text-style-name="P1" draw:layer="layout" svg:width="4.5cm" svg:height="0.5cm" svg:x="6.056cm" svg:y="12.643cm">
          <text:p text:style-name="P2"/>
        </draw:rect>
        <draw:rect draw:style-name="gr2" draw:text-style-name="P1" draw:layer="layout" svg:width="4.5cm" svg:height="0.5cm" svg:x="10.556cm" svg:y="12.643cm">
          <text:p text:style-name="P2"/>
        </draw:rect>
        <draw:rect draw:style-name="gr1" draw:text-style-name="P1" draw:layer="layout" svg:width="4.5cm" svg:height="0.5cm" svg:x="15.056cm" svg:y="12.643cm">
          <text:p text:style-name="P2"/>
        </draw:rect>
        <draw:rect draw:style-name="gr1" draw:text-style-name="P1" draw:layer="layout" svg:width="3.226cm" svg:height="0.5cm" svg:x="6.056cm" svg:y="12.643cm">
          <text:p text:style-name="P2"/>
        </draw:rect>
        <draw:frame draw:style-name="gr3" draw:text-style-name="P3" draw:layer="layout" svg:width="1.895cm" svg:height="0.882cm" svg:x="2.161cm" svg:y="11.918cm">
          <draw:text-box>
            <text:p text:style-name="P2"><text:span text:style-name="T1">Block 0</text:span></text:p>
          </draw:text-box>
        </draw:frame>
        <draw:frame draw:style-name="gr3" draw:text-style-name="P3" draw:layer="layout" svg:width="1.895cm" svg:height="0.882cm" svg:x="6.556cm" svg:y="11.918cm">
          <draw:text-box>
            <text:p text:style-name="P2"><text:span text:style-name="T1">Block 1</text:span></text:p>
          </draw:text-box>
        </draw:frame>
        <draw:frame draw:style-name="gr3" draw:text-style-name="P3" draw:layer="layout" svg:width="1.895cm" svg:height="0.882cm" svg:x="11.056cm" svg:y="11.918cm">
          <draw:text-box>
            <text:p text:style-name="P2"><text:span text:style-name="T1">Block 2</text:span></text:p>
          </draw:text-box>
        </draw:frame>
        <draw:frame draw:style-name="gr3" draw:text-style-name="P3" draw:layer="layout" svg:width="1.895cm" svg:height="0.882cm" svg:x="15.556cm" svg:y="11.918cm">
          <draw:text-box>
            <text:p text:style-name="P2"><text:span text:style-name="T1">Block 3</text:span></text:p>
          </draw:text-box>
        </draw:frame>
        <draw:frame draw:style-name="gr3" draw:text-style-name="P3" draw:layer="layout" svg:width="1.916cm" svg:height="0.882cm" svg:x="5.14cm" svg:y="13.918cm">
          <draw:text-box>
            <text:p text:style-name="P2"><text:span text:style-name="T1">Current</text:span></text:p>
          </draw:text-box>
        </draw:frame>
        <draw:path draw:style-name="gr4" draw:text-style-name="P4" draw:layer="layout" svg:width="2.262cm" svg:height="1cm" svg:x="7.056cm" svg:y="13.143cm" svg:viewBox="0 0 2263 1001" svg:d="m0 1000c1508 0 2262-1000 2262-1000">
          <text:p text:style-name="P2"/>
        </draw:path>
        <draw:line draw:style-name="gr5" draw:text-style-name="P1" draw:layer="layout" svg:x1="6.985cm" svg:y1="11.179cm" svg:x2="6.985cm" svg:y2="13.679cm">
          <text:p text:style-name="P2"/>
        </draw:line>
        <draw:line draw:style-name="gr5" draw:text-style-name="P1" draw:layer="layout" svg:x1="9.556cm" svg:y1="11cm" svg:x2="9.556cm" svg:y2="13.643cm">
          <text:p text:style-name="P2"/>
        </draw:line>
        <draw:frame draw:style-name="gr3" draw:text-style-name="P3" draw:layer="layout" svg:width="2.923cm" svg:height="0.882cm" svg:x="4.056cm" svg:y="11.143cm">
          <draw:text-box>
            <text:p text:style-name="P2"><text:span text:style-name="T1">minFillFactor</text:span></text:p>
          </draw:text-box>
        </draw:frame>
        <draw:frame draw:style-name="gr3" draw:text-style-name="P3" draw:layer="layout" svg:width="3.042cm" svg:height="0.882cm" svg:x="9.628cm" svg:y="11.144cm">
          <draw:text-box>
            <text:p text:style-name="P2"><text:span text:style-name="T1">maxFillFactor</text:span></text:p>
          </draw:text-box>
        </draw:frame>
        <draw:line draw:style-name="gr6" draw:text-style-name="P1" draw:layer="layout" svg:x1="8.985cm" svg:y1="12.929cm" svg:x2="9.985cm" svg:y2="12.929cm">
          <text:p text:style-name="P2"/>
        </draw:line>
        <draw:rect draw:style-name="gr7" draw:text-style-name="P1" draw:layer="layout" svg:width="4.5cm" svg:height="0.5cm" svg:x="13.374cm" svg:y="14.866cm">
          <text:p text:style-name="P2"/>
        </draw:rect>
        <draw:line draw:style-name="gr9" draw:text-style-name="P1" draw:layer="layout" svg:x1="16.061cm" svg:y1="14.865cm" svg:x2="17.061cm" svg:y2="12.865cm">
          <text:p text:style-name="P2"/>
        </draw:line>
        <draw:frame draw:style-name="gr8" draw:text-style-name="P2" draw:layer="layout" svg:width="4.668cm" svg:height="0.882cm" svg:x="13.171cm" svg:y="13.64cm">
          <draw:text-box>
            <text:p text:style-name="P2"><text:span text:style-name="T1">Stored into swap file</text:span></text:p>
          </draw:text-box>
        </draw:frame>
        <draw:path draw:style-name="gr10" draw:text-style-name="P1" draw:layer="layout" svg:width="19.911cm" svg:height="0.775cm" draw:transform="rotate (3.1415926535892) translate (20.445cm 3.135cm)" svg:viewBox="0 0 19912 776" svg:d="m889 775c-6500-1283 25000-783 18000 0">
          <text:p text:style-name="P2"/>
        </draw:path>
        <draw:path draw:style-name="gr10" draw:text-style-name="P1" draw:layer="layout" svg:width="19.911cm" svg:height="0.775cm" draw:transform="rotate (3.1415926535892) translate (20.446cm 7.784cm)" svg:viewBox="0 0 19912 776" svg:d="m889 775c-6500-1283 25000-783 18000 0">
          <text:p text:style-name="P2"/>
        </draw:path>
        <draw:path draw:style-name="gr10" draw:text-style-name="P1" draw:layer="layout" svg:width="19.911cm" svg:height="0.775cm" draw:transform="rotate (3.1415926535892) translate (20.446cm 13.755cm)" svg:viewBox="0 0 19912 776" svg:d="m889 775c-6500-1283 25000-783 18000 0">
          <text:p text:style-name="P2"/>
        </draw:path>
        <draw:frame draw:style-name="gr3" draw:text-style-name="P3" draw:layer="layout" svg:width="3.935cm" svg:height="1.513cm" svg:x="1.034cm" svg:y="3cm">
          <draw:text-box>
            <text:p text:style-name="P2"><text:span text:style-name="T1">Ring buffer's store</text:span><text:span text:style-name="T1"><text:line-break/></text:span><text:span text:style-name="T1">order.</text:span></text:p>
          </draw:text-box>
        </draw:frame>
        <draw:frame draw:style-name="gr3" draw:text-style-name="P3" draw:layer="layout" svg:width="5.269cm" svg:height="2.775cm" svg:x="1.034cm" svg:y="8.5cm">
          <draw:text-box>
            <text:p text:style-name="P2"><text:span text:style-name="T1">Pop operation makes</text:span></text:p>
            <text:p text:style-name="P2"><text:span text:style-name="T1">current fill state fall below</text:span></text:p>
            <text:p text:style-name="P2"><text:span text:style-name="T1">minimal fill factor: Swap</text:span></text:p>
            <text:p text:style-name="P2"><text:span text:style-name="T1">partition is loaded.</text:span></text:p>
          </draw:text-box>
        </draw:frame>
        <draw:line draw:style-name="gr6" draw:text-style-name="P1" draw:layer="layout" svg:x1="5.534cm" svg:y1="8.5cm" svg:x2="6.65cm" svg:y2="7.58cm">
          <text:p text:style-name="P2"/>
        </draw:line>
        <draw:frame draw:style-name="gr3" draw:text-style-name="P3" draw:layer="layout" svg:width="5.798cm" svg:height="2.775cm" svg:x="9.534cm" svg:y="15.5cm">
          <draw:text-box>
            <text:p text:style-name="P2"><text:span text:style-name="T1">Push operation makes</text:span></text:p>
            <text:p text:style-name="P2"><text:span text:style-name="T1">current fill state exceed </text:span></text:p>
            <text:p text:style-name="P2"><text:span text:style-name="T1">maximal fill factor. 'Smallest'</text:span></text:p>
            <text:p text:style-name="P2"><text:span text:style-name="T1">block is written to swap file.</text:span></text:p>
          </draw:text-box>
        </draw:frame>
        <draw:line draw:style-name="gr6" draw:text-style-name="P1" draw:layer="layout" svg:x1="10.034cm" svg:y1="15.5cm" svg:x2="9.761cm" svg:y2="13.944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4.949cm" fo:margin-left="0.034cm" fo:margin-right="0.03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creation-date>2006-11-10T18:10:38</meta:creation-date>
    <dc:date>2006-11-14T15:32:35</dc:date>
    <dc:language>de-DE</dc:language>
    <meta:editing-cycles>20</meta:editing-cycles>
    <meta:editing-duration>PT40M16S</meta:editing-duration>
    <meta:user-defined meta:name="Info 1"/>
    <meta:user-defined meta:name="Info 2"/>
    <meta:user-defined meta:name="Info 3"/>
    <meta:user-defined meta:name="Info 4"/>
    <meta:document-statistic meta:object-count="63"/>
  </office:meta>
</office:document-meta>
</file>